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18.015cm" fo:min-width="16.278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049cm" draw:marker-end-width="0.049cm" draw:fill-color="#dde8cb" draw:textarea-horizontal-align="justify" draw:textarea-vertical-align="middle" draw:auto-grow-height="false" fo:min-height="11.388cm" fo:min-width="15.123cm" fo:padding-top="0.151cm" fo:padding-bottom="0.151cm" fo:padding-left="0.276cm" fo:padding-right="0.276cm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698cm" fo:min-width="2.358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699cm" fo:min-width="4.177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697cm" fo:min-width="3.945cm"/>
      <style:paragraph-properties style:writing-mode="lr-tb"/>
    </style:style>
    <style:style style:name="gr6" style:family="graphic" style:parent-style-name="objectwithoutfill">
      <style:graphic-properties svg:stroke-width="0.152cm" draw:marker-start-width="0.427cm" draw:marker-end="Arrowheads_20_6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svg:stroke-width="0.152cm" draw:marker-start-width="0.427cm" draw:marker-end="Arrowheads_20_7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52cm" draw:marker-start-width="0.427cm" draw:marker-end="Arrowheads_20_8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draw:marker-start-width="0.427cm" draw:marker-end="Arrowheads_20_9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00" draw:fill="none" draw:fill-color="#ffffff" fo:min-height="1.804cm"/>
      <style:paragraph-properties style:writing-mode="lr-tb"/>
    </style:style>
    <style:style style:name="gr11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4.376cm" fo:min-width="16.278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931cm"/>
      <style:paragraph-properties style:writing-mode="lr-tb"/>
    </style:style>
    <style:style style:name="gr13" style:family="graphic" style:parent-style-name="objectwithoutfill">
      <style:graphic-properties svg:stroke-width="0.152cm" draw:marker-start-width="0.427cm" draw:marker-end="Arrowheads_20_11" draw:marker-end-width="0.527cm" draw:fill="none" draw:textarea-vertical-align="middle" fo:padding-top="0.2cm" fo:padding-bottom="0.2cm" fo:padding-left="0.325cm" fo:padding-right="0.325cm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698cm" fo:min-width="3.946cm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1.697cm" fo:min-width="5.21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7" style:family="graphic" style:parent-style-name="objectwithoutfill">
      <style:graphic-properties svg:stroke-width="0.152cm" svg:stroke-color="#4b2204" draw:marker-end="Arrowheads_20_12" draw:marker-end-width="0.456cm" draw:fill="solid" draw:fill-color="#999999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.152cm" svg:stroke-color="#4b2204" draw:marker-end="Arrowheads_20_13" draw:marker-end-width="0.456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.152cm" svg:stroke-color="#c9211e" draw:marker-end="Arrowheads_20_12" draw:marker-end-width="0.456cm" draw:fill="none" draw:textarea-vertical-align="middle" fo:padding-top="0.201cm" fo:padding-bottom="0.201cm" fo:padding-left="0.326cm" fo:padding-right="0.326cm"/>
    </style:style>
    <style:style style:name="gr20" style:family="graphic" style:parent-style-name="standard">
      <style:graphic-properties draw:stroke="none" svg:stroke-color="#000000" draw:fill="none" draw:fill-color="#ffffff" fo:min-height="0.919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698cm" fo:min-width="3.234cm"/>
      <style:paragraph-properties style:writing-mode="lr-tb"/>
    </style:style>
    <style:style style:name="gr22" style:family="graphic" style:parent-style-name="objectwithoutfill">
      <style:graphic-properties svg:stroke-width="0.152cm" draw:marker-start-width="0.427cm" draw:marker-end="Arrowheads_20_10" draw:marker-end-width="0.527cm" draw:fill="none" draw:textarea-vertical-align="middle" fo:padding-top="0.2cm" fo:padding-bottom="0.2cm" fo:padding-left="0.325cm" fo:padding-right="0.325cm"/>
    </style:style>
    <style:style style:name="gr23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11.13cm" fo:min-width="16.747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svg:stroke-width="0.051cm" draw:marker-start-width="0.049cm" draw:marker-end-width="0.049cm" draw:fill-color="#dde8cb" draw:textarea-horizontal-align="justify" draw:textarea-vertical-align="middle" draw:auto-grow-height="false" fo:min-height="9.423cm" fo:min-width="15.11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1.31cm" fo:min-width="2.437cm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1.311cm" fo:min-width="2.437cm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1.31cm" fo:min-width="4.069cm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1.311cm" fo:min-width="4.06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0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7.993cm" fo:min-width="16.747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1.31cm" fo:min-width="3.83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695cm"/>
      <style:paragraph-properties style:writing-mode="lr-tb"/>
    </style:style>
    <style:style style:name="gr33" style:family="graphic" style:parent-style-name="objectwithoutfill">
      <style:graphic-properties svg:stroke-width="0.152cm" draw:marker-end="Arrowheads_20_12" draw:marker-end-width="0.456cm" draw:fill="solid" draw:fill-color="#999999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draw:stroke="none" svg:stroke-color="#000000" draw:fill="none" draw:fill-color="#ffffff" fo:min-height="0.686cm"/>
      <style:paragraph-properties style:writing-mode="lr-tb"/>
    </style:style>
    <style:style style:name="gr35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4cm" fo:min-width="2.214cm"/>
      <style:paragraph-properties style:writing-mode="lr-tb"/>
    </style:style>
    <style:style style:name="gr36" style:family="graphic" style:parent-style-name="objectwithoutfill">
      <style:graphic-properties svg:stroke-width="0.152cm" svg:stroke-color="#b85c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4cm" fo:min-width="3.861cm"/>
      <style:paragraph-properties style:writing-mode="lr-tb"/>
    </style:style>
    <style:style style:name="gr38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48cm" fo:min-width="3.971cm"/>
      <style:paragraph-properties style:writing-mode="lr-tb"/>
    </style:style>
    <style:style style:name="gr39" style:family="graphic" style:parent-style-name="standard">
      <style:graphic-properties svg:stroke-width="0.102cm" svg:stroke-color="#b85c00" draw:marker-start-width="0.352cm" draw:marker-end-width="0.352cm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width="0.102cm" svg:stroke-color="#b85c00" draw:marker-start-width="0.076cm" draw:marker-end-width="0.076cm" draw:textarea-vertical-align="middle" fo:padding-top="0.177cm" fo:padding-bottom="0.177cm" fo:padding-left="0.302cm" fo:padding-right="0.302cm"/>
    </style:style>
    <style:style style:name="gr41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3cm" fo:min-width="2.848cm"/>
      <style:paragraph-properties style:writing-mode="lr-tb"/>
    </style:style>
    <style:style style:name="gr42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4cm" fo:min-width="2.848cm"/>
      <style:paragraph-properties style:writing-mode="lr-tb"/>
    </style:style>
    <style:style style:name="gr43" style:family="graphic" style:parent-style-name="standard">
      <style:graphic-properties draw:stroke="none" svg:stroke-width="0.102cm" svg:stroke-color="#000000" draw:fill="none" draw:fill-color="#ffffff" fo:min-height="0.835cm" fo:padding-top="0.176cm" fo:padding-bottom="0.176cm" fo:padding-left="0.301cm" fo:padding-right="0.301cm"/>
      <style:paragraph-properties style:writing-mode="lr-tb"/>
    </style:style>
    <style:style style:name="gr44" style:family="graphic" style:parent-style-name="standard">
      <style:graphic-properties draw:stroke="none" svg:stroke-width="0.102cm" svg:stroke-color="#000000" draw:fill="none" draw:fill-color="#ffffff" fo:min-height="0.453cm" fo:padding-top="0.176cm" fo:padding-bottom="0.176cm" fo:padding-left="0.301cm" fo:padding-right="0.301cm"/>
      <style:paragraph-properties style:writing-mode="lr-tb"/>
    </style:style>
    <style:style style:name="gr45" style:family="graphic" style:parent-style-name="standard">
      <style:graphic-properties draw:stroke="none" svg:stroke-width="0.102cm" svg:stroke-color="#000000" draw:fill="none" draw:fill-color="#ffffff" fo:min-height="0.834cm" fo:padding-top="0.176cm" fo:padding-bottom="0.176cm" fo:padding-left="0.301cm" fo:padding-right="0.301cm"/>
      <style:paragraph-properties style:writing-mode="lr-tb"/>
    </style:style>
    <style:style style:name="gr46" style:family="graphic" style:parent-style-name="standard">
      <style:graphic-properties draw:stroke="none" svg:stroke-width="0.102cm" svg:stroke-color="#000000" draw:fill="none" draw:fill-color="#ffffff" fo:min-height="1.597cm" fo:padding-top="0.176cm" fo:padding-bottom="0.176cm" fo:padding-left="0.301cm" fo:padding-right="0.301cm"/>
      <style:paragraph-properties style:writing-mode="lr-tb"/>
    </style:style>
    <style:style style:name="gr47" style:family="graphic" style:parent-style-name="standard">
      <style:graphic-properties draw:stroke="none" svg:stroke-width="0.102cm" svg:stroke-color="#000000" draw:fill="none" draw:fill-color="#ffffff" fo:min-height="1.599cm" fo:padding-top="0.176cm" fo:padding-bottom="0.176cm" fo:padding-left="0.301cm" fo:padding-right="0.301cm"/>
      <style:paragraph-properties style:writing-mode="lr-tb"/>
    </style:style>
    <style:style style:name="gr48" style:family="graphic" style:parent-style-name="standard">
      <style:graphic-properties draw:stroke="none" svg:stroke-width="0.102cm" svg:stroke-color="#000000" draw:fill="none" draw:fill-color="#ffffff" fo:min-height="1.215cm" fo:padding-top="0.176cm" fo:padding-bottom="0.176cm" fo:padding-left="0.301cm" fo:padding-right="0.301cm"/>
      <style:paragraph-properties style:writing-mode="lr-tb"/>
    </style:style>
    <style:style style:name="gr49" style:family="graphic" style:parent-style-name="standard">
      <style:graphic-properties draw:stroke="none" svg:stroke-width="0.102cm" svg:stroke-color="#000000" draw:fill="none" draw:fill-color="#ffffff" fo:min-height="1.273cm" fo:padding-top="0.176cm" fo:padding-bottom="0.176cm" fo:padding-left="0.301cm" fo:padding-right="0.301cm"/>
      <style:paragraph-properties style:writing-mode="lr-tb"/>
    </style:style>
    <style:style style:name="gr50" style:family="graphic" style:parent-style-name="standard">
      <style:graphic-properties draw:stroke="none" svg:stroke-width="0.102cm" svg:stroke-color="#000000" draw:fill="none" draw:fill-color="#ffffff" fo:min-height="0.836cm" fo:padding-top="0.176cm" fo:padding-bottom="0.176cm" fo:padding-left="0.301cm" fo:padding-right="0.301cm"/>
      <style:paragraph-properties style:writing-mode="lr-tb"/>
    </style:style>
    <style:style style:name="gr51" style:family="graphic" style:parent-style-name="standard">
      <style:graphic-properties draw:stroke="none" svg:stroke-width="0.102cm" svg:stroke-color="#000000" draw:fill="none" draw:fill-color="#ffffff" fo:min-height="1.217cm" fo:padding-top="0.176cm" fo:padding-bottom="0.176cm" fo:padding-left="0.301cm" fo:padding-right="0.301cm"/>
      <style:paragraph-properties style:writing-mode="lr-tb"/>
    </style:style>
    <style:style style:name="gr52" style:family="graphic" style:parent-style-name="objectwithoutfill">
      <style:graphic-properties svg:stroke-width="0.102cm" svg:stroke-color="#b85c00" draw:marker-start="Arrowheads_20_22" draw:marker-start-width="0.306cm" draw:marker-end="Arrowheads_20_23" draw:marker-end-width="0.306cm" draw:fill="none" draw:textarea-vertical-align="middle" fo:padding-top="0.176cm" fo:padding-bottom="0.176cm" fo:padding-left="0.301cm" fo:padding-right="0.301cm"/>
    </style:style>
    <style:style style:name="gr53" style:family="graphic" style:parent-style-name="objectwithoutfill">
      <style:graphic-properties svg:stroke-width="0.102cm" svg:stroke-color="#b85c00" draw:marker-start="Arrowheads_20_24" draw:marker-start-width="0.306cm" draw:marker-end="Arrowheads_20_25" draw:marker-end-width="0.306cm" draw:fill="none" draw:textarea-vertical-align="middle" fo:padding-top="0.176cm" fo:padding-bottom="0.176cm" fo:padding-left="0.301cm" fo:padding-right="0.301cm"/>
    </style:style>
    <style:style style:name="gr54" style:family="graphic" style:parent-style-name="standard">
      <style:graphic-properties draw:fill-color="#b4c7dc" draw:textarea-horizontal-align="justify" draw:textarea-vertical-align="middle" draw:auto-grow-height="false" fo:min-height="1.31cm" fo:min-width="2.304cm"/>
      <style:paragraph-properties style:writing-mode="lr-tb"/>
    </style:style>
    <style:style style:name="gr55" style:family="graphic" style:parent-style-name="standard" style:list-style-name="L1">
      <style:graphic-properties draw:stroke="none" svg:stroke-width="0.102cm" svg:stroke-color="#000000" draw:fill="none" draw:fill-color="#ffffff" fo:min-height="0.637cm" fo:padding-top="0.176cm" fo:padding-bottom="0.176cm" fo:padding-left="0.301cm" fo:padding-right="0.301cm"/>
      <style:paragraph-properties style:writing-mode="lr-tb"/>
    </style:style>
    <style:style style:name="gr56" style:family="graphic" style:parent-style-name="standard">
      <style:graphic-properties draw:fill-color="#cccccc" draw:textarea-horizontal-align="justify" draw:textarea-vertical-align="middle" draw:auto-grow-height="false" fo:min-height="0.35cm" fo:min-width="2.096cm"/>
      <style:paragraph-properties style:writing-mode="lr-tb"/>
    </style:style>
    <style:style style:name="gr57" style:family="graphic" style:parent-style-name="standard">
      <style:graphic-properties draw:fill-color="#b3cac7" draw:textarea-horizontal-align="justify" draw:textarea-vertical-align="middle" draw:auto-grow-height="false" fo:min-height="0.349cm" fo:min-width="2.096cm"/>
      <style:paragraph-properties style:writing-mode="lr-tb"/>
    </style:style>
    <style:style style:name="gr58" style:family="graphic" style:parent-style-name="standard">
      <style:graphic-properties draw:textarea-vertical-align="middle"/>
    </style:style>
    <style:style style:name="gr59" style:family="graphic" style:parent-style-name="objectwithoutfill">
      <style:graphic-properties draw:marker-end="Arrowheads_20_27" draw:marker-end-width="0.3cm" draw:fill="none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-color="#dde8cb"/>
      <style:paragraph-properties fo:text-align="center" style:writing-mode="lr-tb"/>
      <style:text-properties fo:font-size="13pt" style:font-size-asian="13pt" style:font-size-complex="13pt"/>
    </style:style>
    <style:style style:name="P14" style:family="paragraph"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-color="#b4c7dc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9" style:family="paragraph">
      <loext:graphic-properties draw:fill="solid" draw:fill-color="#999999"/>
      <style:paragraph-properties fo:text-align="center" style:writing-mode="lr-tb"/>
      <style:text-properties fo:font-size="13pt" style:font-size-asian="13pt" style:font-size-complex="13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21" style:family="paragraph">
      <loext:graphic-properties draw:fill-color="#e8a202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text-align="center" style:writing-mode="lr-tb"/>
      <style:text-properties fo:font-size="13pt" style:font-size-asian="13pt" style:font-size-complex="13pt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-color="#cccccc"/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-color="#b3cac7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28cm" svg:height="18.315cm" svg:x="2.152cm" svg:y="1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675cm" svg:height="11.69cm" svg:x="2.787cm" svg:y="2.7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858cm" svg:height="1.948cm" svg:x="10.366cm" svg:y="7.437cm">
          <text:p text:style-name="P3"><text:span text:style-name="T1">Ec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858cm" svg:height="1.948cm" svg:x="14.653cm" svg:y="7.437cm">
          <text:p text:style-name="P3"><text:span text:style-name="T1">S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4.677cm" svg:height="1.949cm" svg:x="9.558cm" svg:y="4.037cm">
          <text:p text:style-name="P3"><text:span text:style-name="T1">CloudWa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xml:id="id1" draw:id="id1" draw:layer="layout" svg:width="4.445cm" svg:height="1.947cm" svg:x="9.573cm" svg:y="11.725cm">
          <text:p text:style-name="P3"><text:span text:style-name="T1">Code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1.795cm" svg:y1="11.725cm" svg:x2="11.795cm" svg:y2="9.385cm" draw:start-shape="id1" draw:start-glue-point="0" draw:end-shape="id2" draw:end-glue-point="2" svg:d="M11795 11725v-2340" svg:viewBox="0 0 1 2341">
          <text:p/>
        </draw:connector>
        <draw:connector draw:style-name="gr7" draw:text-style-name="P5" draw:layer="layout" svg:x1="14.018cm" svg:y1="12.698cm" svg:x2="16.082cm" svg:y2="9.385cm" draw:start-shape="id1" draw:start-glue-point="1" draw:end-shape="id3" draw:end-glue-point="2" svg:d="M14018 12698h2064v-3313" svg:viewBox="0 0 2065 3314">
          <text:p/>
        </draw:connector>
        <draw:connector draw:style-name="gr8" draw:text-style-name="P5" draw:layer="layout" svg:x1="14.653cm" svg:y1="8.411cm" svg:x2="13.224cm" svg:y2="8.411cm" draw:start-shape="id3" draw:start-glue-point="3" draw:end-shape="id2" draw:end-glue-point="1" svg:d="M14653 8411h-1429" svg:viewBox="0 0 1430 1">
          <text:p/>
        </draw:connector>
        <draw:connector draw:style-name="gr9" draw:text-style-name="P5" draw:layer="layout" svg:x1="8.938cm" svg:y1="8.411cm" svg:x2="10.366cm" svg:y2="8.411cm" draw:start-shape="id4" draw:start-glue-point="1" draw:end-shape="id2" draw:end-glue-point="3" svg:d="M8938 8411h1428" svg:viewBox="0 0 1429 1">
          <text:p/>
        </draw:connector>
        <draw:frame draw:style-name="gr10" draw:text-style-name="P7" draw:layer="layout" svg:width="2.223cm" svg:height="2.054cm" svg:x="2.152cm" svg:y="19.097cm">
          <draw:text-box>
            <text:p text:style-name="P6"><text:span text:style-name="T1">AWS</text:span></text:p>
          </draw:text-box>
        </draw:frame>
        <draw:custom-shape draw:style-name="gr11" draw:text-style-name="P1" draw:layer="layout" svg:width="16.828cm" svg:height="4.676cm" svg:x="2.152cm" svg:y="22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" draw:id="id5" draw:layer="layout" svg:width="4.445cm" svg:height="1.947cm" svg:x="5.327cm" svg:y="24.943cm">
          <text:p text:style-name="P3"><text:span text:style-name="T1">Code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2.858cm" svg:height="1.181cm" svg:x="2.152cm" svg:y="23.372cm">
          <draw:text-box>
            <text:p text:style-name="P6"><text:span text:style-name="T1">Github</text:span></text:p>
          </draw:text-box>
        </draw:frame>
        <draw:custom-shape draw:style-name="gr5" draw:text-style-name="P4" xml:id="id6" draw:id="id6" draw:layer="layout" svg:width="4.445cm" svg:height="1.947cm" svg:x="11.995cm" svg:y="24.943cm">
          <text:p text:style-name="P3"><text:span text:style-name="T1">Github 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svg:x1="9.772cm" svg:y1="25.916cm" svg:x2="11.995cm" svg:y2="25.916cm" draw:start-shape="id5" draw:start-glue-point="1" draw:end-shape="id6" draw:end-glue-point="3" svg:d="M9772 25916h2223" svg:viewBox="0 0 2224 1">
          <text:p/>
        </draw:connector>
        <draw:custom-shape draw:style-name="gr14" draw:text-style-name="P4" xml:id="id4" draw:id="id4" draw:layer="layout" svg:width="4.446cm" svg:height="1.948cm" svg:x="4.492cm" svg:y="7.437cm">
          <text:p text:style-name="P3"><text:span text:style-name="T1">Secret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7" draw:id="id7" draw:layer="layout" svg:width="5.716cm" svg:height="1.947cm" svg:x="7.55cm" svg:y="17.15cm">
          <text:p text:style-name="P3"><text:span text:style-name="T1">Cloud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xml:id="id8" draw:id="id8" draw:layer="layout" svg:width="3.81cm" svg:height="2.223cm" svg:x="2.687cm" svg:y="11.477cm">
          <draw:text-box>
            <text:p text:style-name="P6"><text:span text:style-name="T2">Resources used in the application</text:span></text:p>
          </draw:text-box>
        </draw:frame>
        <draw:connector draw:style-name="gr17" draw:text-style-name="P10" draw:layer="layout" svg:x1="14.217cm" svg:y1="24.943cm" svg:x2="10.408cm" svg:y2="19.097cm" draw:start-shape="id6" draw:start-glue-point="0" draw:end-shape="id7" draw:end-glue-point="2" svg:d="M14217 24943v-2924h-3809v-2922" svg:viewBox="0 0 3810 5847">
          <text:p/>
        </draw:connector>
        <draw:connector draw:style-name="gr18" draw:text-style-name="P5" draw:layer="layout" svg:x1="7.55cm" svg:y1="18.123cm" svg:x2="4.592cm" svg:y2="13.7cm" draw:start-shape="id7" draw:start-glue-point="3" draw:end-shape="id8" draw:end-glue-point="2" svg:d="M7550 18123h-2958v-4423" svg:viewBox="0 0 2959 4424">
          <text:p/>
        </draw:connector>
        <draw:connector draw:style-name="gr19" draw:text-style-name="P5" draw:layer="layout" draw:line-skew="0cm -1.862cm" svg:x1="16.44cm" svg:y1="25.916cm" svg:x2="6.715cm" svg:y2="9.385cm" draw:start-shape="id6" draw:start-glue-point="1" draw:end-shape="id4" draw:end-glue-point="2" svg:d="M16440 25916h500v-10614h-10225v-5917" svg:viewBox="0 0 10226 16532">
          <text:p/>
        </draw:connector>
        <draw:frame draw:style-name="gr20" draw:text-style-name="P11" draw:layer="layout" svg:width="3.175cm" svg:height="1.169cm" svg:x="15.305cm" svg:y="2.805cm">
          <draw:text-box>
            <text:p text:style-name="P6"><text:span text:style-name="T3">Jepetobot</text:span></text:p>
          </draw:text-box>
        </draw:frame>
        <draw:custom-shape draw:style-name="gr21" draw:text-style-name="P4" xml:id="id10" draw:id="id10" draw:layer="layout" svg:width="3.734cm" svg:height="1.948cm" svg:x="4.492cm" svg:y="4.032cm">
          <text:p text:style-name="P3"><text:span text:style-name="T1">Lamb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5" draw:layer="layout" svg:x1="9.558cm" svg:y1="5.011cm" svg:x2="8.226cm" svg:y2="5.006cm" draw:start-shape="id9" draw:start-glue-point="3" draw:end-shape="id10" draw:end-glue-point="1" svg:d="M9558 5011h-666v-5h-666" svg:viewBox="0 0 1333 6">
          <text:p/>
        </draw:connector>
        <draw:connector draw:style-name="gr22" draw:text-style-name="P5" draw:layer="layout" svg:x1="11.89cm" svg:y1="7.476cm" svg:x2="11.896cm" svg:y2="5.986cm" draw:end-shape="id9" draw:end-glue-point="2" svg:d="M11890 7476v-495h6v-995" svg:viewBox="0 0 7 1491">
          <text:p/>
        </draw:connector>
      </draw:page>
      <draw:page draw:name="page2" draw:style-name="dp1" draw:master-page-name="Default">
        <draw:custom-shape draw:style-name="gr23" draw:text-style-name="P12" draw:layer="layout" svg:width="17.297cm" svg:height="11.43cm" svg:x="1.8cm" svg:y="7.4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5.67cm" svg:height="9.725cm" svg:x="2.531cm" svg:y="7.9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xml:id="id12" draw:id="id12" draw:layer="layout" svg:width="2.937cm" svg:height="1.56cm" svg:x="9.142cm" svg:y="11.409cm">
          <text:p text:style-name="P14"><text:span text:style-name="T4">E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xml:id="id13" draw:id="id13" draw:layer="layout" svg:width="2.937cm" svg:height="1.561cm" svg:x="13.724cm" svg:y="13.091cm">
          <text:p text:style-name="P14"><text:span text:style-name="T4">S3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xml:id="id15" draw:id="id15" draw:layer="layout" svg:width="4.569cm" svg:height="1.56cm" svg:x="8.327cm" svg:y="8.386cm">
          <text:p text:style-name="P14"><text:span text:style-name="T4">CloudWa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15" xml:id="id14" draw:id="id14" draw:layer="layout" svg:width="4.569cm" svg:height="1.56cm" svg:x="3.105cm" svg:y="11.409cm">
          <text:p text:style-name="P14"><text:span text:style-name="T4">Secret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xml:id="id11" draw:id="id11" draw:layer="layout" svg:width="4.569cm" svg:height="1.561cm" svg:x="8.327cm" svg:y="14.843cm">
          <text:p text:style-name="P14"><text:span text:style-name="T4">Code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6" draw:layer="layout" svg:x1="10.611cm" svg:y1="14.843cm" svg:x2="10.61cm" svg:y2="12.969cm" draw:start-shape="id11" draw:start-glue-point="0" draw:end-shape="id12" draw:end-glue-point="2" svg:d="M10611 14843v-937h-1v-937" svg:viewBox="0 0 2 1875">
          <text:p/>
        </draw:connector>
        <draw:connector draw:style-name="gr8" draw:text-style-name="P16" draw:layer="layout" svg:x1="13.724cm" svg:y1="13.871cm" svg:x2="10.61cm" svg:y2="12.969cm" draw:start-shape="id13" draw:start-glue-point="3" draw:end-shape="id12" draw:end-glue-point="2" svg:d="M13724 13871h-3114v-902" svg:viewBox="0 0 3115 903">
          <text:p/>
        </draw:connector>
        <draw:connector draw:style-name="gr9" draw:text-style-name="P16" draw:layer="layout" svg:x1="7.674cm" svg:y1="12.189cm" svg:x2="9.142cm" svg:y2="12.189cm" draw:start-shape="id14" draw:start-glue-point="1" draw:end-shape="id12" draw:end-glue-point="3" svg:d="M7674 12189h1468" svg:viewBox="0 0 1469 1">
          <text:p/>
        </draw:connector>
        <draw:connector draw:style-name="gr22" draw:text-style-name="P16" draw:layer="layout" svg:x1="10.61cm" svg:y1="11.409cm" svg:x2="10.611cm" svg:y2="9.946cm" draw:start-shape="id12" draw:start-glue-point="0" draw:end-shape="id15" draw:end-glue-point="2" svg:d="M10610 11409v-731h1v-732" svg:viewBox="0 0 2 1464">
          <text:p/>
        </draw:connector>
        <draw:frame draw:style-name="gr29" draw:text-style-name="P17" draw:layer="layout" svg:width="2.285cm" svg:height="1.25cm" svg:x="1.635cm" svg:y="17.953cm">
          <draw:text-box>
            <text:p text:style-name="P6"><text:span text:style-name="T4">A</text:span><text:span text:style-name="T4">W</text:span><text:span text:style-name="T4">S</text:span></text:p>
          </draw:text-box>
        </draw:frame>
        <draw:custom-shape draw:style-name="gr30" draw:text-style-name="P12" draw:layer="layout" svg:width="17.297cm" svg:height="8.293cm" svg:x="1.752cm" svg:y="19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xml:id="id16" draw:id="id16" draw:layer="layout" svg:width="4.332cm" svg:height="1.56cm" svg:x="4.894cm" svg:y="21.158cm">
          <text:p text:style-name="P14"><text:span text:style-name="T4">Code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8" draw:layer="layout" svg:width="2.785cm" svg:height="0.945cm" svg:x="1.5cm" svg:y="19.702cm">
          <draw:text-box>
            <text:p text:style-name="P6"><text:span text:style-name="T4">Github</text:span></text:p>
          </draw:text-box>
        </draw:frame>
        <draw:custom-shape draw:style-name="gr31" draw:text-style-name="P15" xml:id="id17" draw:id="id17" draw:layer="layout" svg:width="4.332cm" svg:height="1.56cm" svg:x="11.394cm" svg:y="21.158cm">
          <text:p text:style-name="P14"><text:span text:style-name="T4">Github 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6" draw:layer="layout" svg:x1="9.226cm" svg:y1="21.938cm" svg:x2="11.394cm" svg:y2="21.938cm" draw:start-shape="id16" draw:start-glue-point="1" draw:end-shape="id17" draw:end-glue-point="3" svg:d="M9226 21938h2168" svg:viewBox="0 0 2169 1">
          <text:p/>
        </draw:connector>
        <draw:custom-shape draw:style-name="gr27" draw:text-style-name="P15" draw:layer="layout" svg:width="4.569cm" svg:height="1.56cm" svg:x="3.105cm" svg:y="11.409cm">
          <text:p text:style-name="P14"><text:span text:style-name="T4">Secret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4.569cm" svg:height="1.56cm" svg:x="3.105cm" svg:y="11.409cm">
          <text:p text:style-name="P14"><text:span text:style-name="T4">Secret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9" draw:layer="layout" draw:line-skew="0.634cm" svg:x1="13.56cm" svg:y1="21.158cm" svg:x2="10.611cm" svg:y2="16.404cm" draw:start-shape="id17" draw:start-glue-point="0" draw:end-shape="id11" draw:end-glue-point="2" svg:d="M13560 21158v-1743h-2949v-3011" svg:viewBox="0 0 2950 4755">
          <text:p/>
        </draw:connector>
        <draw:frame draw:style-name="gr34" draw:text-style-name="P20" draw:layer="layout" svg:width="3.263cm" svg:height="0.936cm" svg:x="15.382cm" svg:y="8.001cm">
          <draw:text-box>
            <text:p text:style-name="P6"><text:span text:style-name="T5">Jepe</text:span><text:span text:style-name="T5">tobot</text:span></text:p>
          </draw:text-box>
        </draw:frame>
        <draw:custom-shape draw:style-name="gr35" draw:text-style-name="P21" xml:id="id18" draw:id="id18" draw:layer="layout" svg:width="3.838cm" svg:height="1.248cm" svg:x="2.978cm" svg:y="15.01cm">
          <text:p text:style-name="P14"><text:span text:style-name="T6">Doc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6" draw:layer="layout" draw:type="line" svg:x1="6.816cm" svg:y1="15.634cm" svg:x2="8.327cm" svg:y2="15.623cm" draw:start-shape="id18" draw:start-glue-point="10" draw:end-shape="id11" draw:end-glue-point="3" svg:d="M6816 15634l1511-11" svg:viewBox="0 0 1512 12">
          <text:p/>
        </draw:connector>
        <draw:custom-shape draw:style-name="gr37" draw:text-style-name="P21" xml:id="id20" draw:id="id20" draw:layer="layout" svg:width="6.165cm" svg:height="1.25cm" svg:x="8.007cm" svg:y="24.177cm">
          <text:p text:style-name="P14"><text:span text:style-name="T6">Dev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xml:id="id19" draw:id="id19" draw:layer="layout" svg:width="6.323cm" svg:height="1.27cm" svg:x="8.012cm" svg:y="26.082cm">
          <text:p text:style-name="P14"><text:span text:style-name="T6">Github Codespa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22" draw:layer="layout" svg:x1="7.06cm" svg:y1="22.718cm" svg:x2="8.012cm" svg:y2="26.717cm" draw:start-shape="id16" draw:start-glue-point="2" draw:end-shape="id19" draw:end-glue-point="6" svg:d="M7060 22718v3999h952" svg:viewBox="0 0 953 4000">
          <text:p/>
        </draw:connector>
        <draw:connector draw:style-name="gr40" draw:text-style-name="P22" draw:layer="layout" svg:x1="7.06cm" svg:y1="22.718cm" svg:x2="8.007cm" svg:y2="24.802cm" draw:start-shape="id16" draw:start-glue-point="2" draw:end-shape="id20" draw:end-glue-point="6" svg:d="M7060 22718v2084h947" svg:viewBox="0 0 948 2085">
          <text:p/>
        </draw:connector>
        <draw:custom-shape draw:style-name="gr41" draw:text-style-name="P21" xml:id="id22" draw:id="id22" draw:layer="layout" svg:width="4.734cm" svg:height="1.249cm" svg:x="9.255cm" svg:y="2.777cm">
          <text:p text:style-name="P14"><text:span text:style-name="T6">Telegram 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1" xml:id="id21" draw:id="id21" draw:layer="layout" svg:width="4.734cm" svg:height="1.248cm" svg:x="9.255cm" svg:y="4.577cm">
          <text:p text:style-name="P14"><text:span text:style-name="T6">API OpenA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3" draw:layer="layout" svg:width="3.134cm" svg:height="1.187cm" svg:x="10.166cm" svg:y="1.834cm">
          <draw:text-box>
            <text:p text:style-name="P6"><text:span text:style-name="T7">Telegram information</text:span></text:p>
          </draw:text-box>
        </draw:frame>
        <draw:frame draw:style-name="gr44" draw:text-style-name="P23" draw:layer="layout" svg:width="1.79cm" svg:height="0.805cm" svg:x="11.577cm" svg:y="9.89cm">
          <draw:text-box>
            <text:p text:style-name="P24"><text:span text:style-name="T7">Logs</text:span></text:p>
          </draw:text-box>
        </draw:frame>
        <draw:frame draw:style-name="gr43" draw:text-style-name="P23" draw:layer="layout" svg:width="4.029cm" svg:height="1.187cm" svg:x="2.937cm" svg:y="16.332cm">
          <draw:text-box>
            <text:p text:style-name="P6"><text:span text:style-name="T7">Applic</text:span><text:span text:style-name="T7">ation </text:span><text:span text:style-name="T7">contai</text:span><text:span text:style-name="T7">neriza</text:span><text:span text:style-name="T7">tion</text:span></text:p>
          </draw:text-box>
        </draw:frame>
        <draw:frame draw:style-name="gr43" draw:text-style-name="P23" draw:layer="layout" svg:width="4.029cm" svg:height="1.187cm" svg:x="3.226cm" svg:y="13.044cm">
          <draw:text-box>
            <text:p text:style-name="P6"><text:span text:style-name="T7">Secret </text:span><text:span text:style-name="T7">management</text:span></text:p>
          </draw:text-box>
        </draw:frame>
        <draw:frame draw:style-name="gr45" draw:text-style-name="P23" draw:layer="layout" svg:width="2.686cm" svg:height="1.186cm" svg:x="7.904cm" svg:y="12.948cm">
          <draw:text-box>
            <text:p text:style-name="P6"><text:span text:style-name="T7">Cloud compute</text:span></text:p>
          </draw:text-box>
        </draw:frame>
        <draw:frame draw:style-name="gr45" draw:text-style-name="P23" draw:layer="layout" svg:width="3.133cm" svg:height="1.186cm" svg:x="10.695cm" svg:y="16.412cm">
          <draw:text-box>
            <text:p text:style-name="P6"><text:span text:style-name="T7">Application</text:span></text:p>
            <text:p text:style-name="P6"><text:span text:style-name="T7">deployment</text:span></text:p>
          </draw:text-box>
        </draw:frame>
        <draw:frame draw:style-name="gr46" draw:text-style-name="P23" draw:layer="layout" svg:width="3.135cm" svg:height="1.949cm" svg:x="15.066cm" svg:y="14.652cm">
          <draw:text-box>
            <text:p text:style-name="P6"><text:span text:style-name="T7">Application</text:span></text:p>
            <text:p text:style-name="P6"><text:span text:style-name="T7">version storage</text:span></text:p>
          </draw:text-box>
        </draw:frame>
        <draw:frame draw:style-name="gr47" draw:text-style-name="P23" draw:layer="layout" svg:width="3.135cm" svg:height="1.951cm" svg:x="10.13cm" svg:y="5.716cm">
          <draw:text-box>
            <text:p text:style-name="P6"><text:span text:style-name="T7">Chat responses</text:span></text:p>
          </draw:text-box>
        </draw:frame>
        <draw:frame draw:style-name="gr48" draw:text-style-name="P23" draw:layer="layout" svg:width="4.029cm" svg:height="1.567cm" svg:x="14.083cm" svg:y="24.296cm">
          <draw:text-box>
            <text:p text:style-name="P6"><text:span text:style-name="T7">Containerized </text:span><text:span text:style-name="T7">development </text:span><text:span text:style-name="T7">environment</text:span></text:p>
          </draw:text-box>
        </draw:frame>
        <draw:frame draw:style-name="gr49" draw:text-style-name="P23" draw:layer="layout" svg:width="3.659cm" svg:height="1.625cm" svg:x="13.7cm" svg:y="20.486cm">
          <draw:text-box>
            <text:p text:style-name="P6"><text:span text:style-name="T7">Deployment automation</text:span></text:p>
          </draw:text-box>
        </draw:frame>
        <draw:frame draw:style-name="gr50" draw:text-style-name="P25" draw:layer="layout" svg:width="2.686cm" svg:height="1.188cm" svg:x="4.322cm" svg:y="22.608cm">
          <draw:text-box>
            <text:p text:style-name="P6"><text:span text:style-name="T8">Code storage</text:span></text:p>
          </draw:text-box>
        </draw:frame>
        <draw:frame draw:style-name="gr51" draw:text-style-name="P23" draw:layer="layout" svg:width="3.846cm" svg:height="1.569cm" svg:x="14.081cm" svg:y="26.301cm">
          <draw:text-box>
            <text:p text:style-name="P6"><text:span text:style-name="T7">Online development environment</text:span></text:p>
          </draw:text-box>
        </draw:frame>
        <draw:connector draw:style-name="gr52" draw:text-style-name="P5" draw:layer="layout" svg:x1="12.079cm" svg:y1="12.189cm" svg:x2="13.989cm" svg:y2="5.201cm" draw:start-shape="id12" draw:start-glue-point="1" draw:end-shape="id21" draw:end-glue-point="10" svg:d="M12079 12189h2412v-6988h-502" svg:viewBox="0 0 2413 6989">
          <text:p/>
        </draw:connector>
        <draw:connector draw:style-name="gr53" draw:text-style-name="P5" draw:layer="layout" svg:x1="13.989cm" svg:y1="3.402cm" svg:x2="12.079cm" svg:y2="12.189cm" draw:start-shape="id22" draw:start-glue-point="10" draw:end-shape="id12" draw:end-glue-point="1" svg:d="M13989 3402h502v8787h-2412" svg:viewBox="0 0 2413 8788">
          <text:p/>
        </draw:connector>
        <draw:connector draw:style-name="gr33" draw:text-style-name="P19" draw:layer="layout" draw:line-skew="0.24cm" svg:x1="13.56cm" svg:y1="21.158cm" svg:x2="15.192cm" svg:y2="14.652cm" draw:start-shape="id17" draw:start-glue-point="0" draw:end-shape="id13" draw:end-glue-point="2" svg:d="M13560 21158v-3013h1632v-3493" svg:viewBox="0 0 1633 6507">
          <text:p/>
        </draw:connector>
        <draw:connector draw:style-name="gr22" draw:text-style-name="P16" draw:layer="layout" svg:x1="10.611cm" svg:y1="11.448cm" svg:x2="10.612cm" svg:y2="9.885cm" svg:d="M10611 11448v-781h1v-782" svg:viewBox="0 0 2 1564">
          <text:p/>
        </draw:connector>
        <draw:connector draw:style-name="gr6" draw:text-style-name="P16" draw:layer="layout" svg:x1="8.327cm" svg:y1="9.166cm" svg:x2="6.896cm" svg:y2="9.166cm" draw:start-shape="id15" draw:start-glue-point="3" draw:end-shape="id23" draw:end-glue-point="1" svg:d="M8327 9166h-1431" svg:viewBox="0 0 1432 1">
          <text:p/>
        </draw:connector>
        <draw:custom-shape draw:style-name="gr54" draw:text-style-name="P15" xml:id="id23" draw:id="id23" draw:layer="layout" svg:width="2.804cm" svg:height="1.56cm" svg:x="4.092cm" svg:y="8.386cm">
          <text:p text:style-name="P14"><text:span text:style-name="T4">Lambdas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4" draw:text-style-name="P23" draw:layer="layout" svg:width="1.79cm" svg:height="0.805cm" svg:x="8cm" svg:y="9.89cm">
          <draw:text-box>
            <text:p text:style-name="P24"><text:span text:style-name="T7">Events</text:span></text:p>
          </draw:text-box>
        </draw:frame>
        <draw:frame draw:style-name="gr55" draw:text-style-name="P26" draw:layer="layout" svg:width="2.223cm" svg:height="0.989cm" svg:x="4.292cm" svg:y="9.89cm">
          <draw:text-box>
            <text:p text:style-name="P24"><text:span text:style-name="T7">Scheduler</text:span></text:p>
          </draw:text-box>
        </draw:frame>
        <draw:custom-shape draw:style-name="gr56" draw:text-style-name="P28" xml:id="id24" draw:id="id24" draw:layer="layout" svg:width="4.128cm" svg:height="0.952cm" svg:x="2.587cm" svg:y="1.952cm">
          <text:p text:style-name="P27"><text:span text:style-name="T6">Gpt4-turbo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6" draw:text-style-name="P28" xml:id="id25" draw:id="id25" draw:layer="layout" svg:width="4.128cm" svg:height="0.952cm" svg:x="2.587cm" svg:y="3.222cm">
          <text:p text:style-name="P27"><text:span text:style-name="T6">Dalle-3</text:span>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6" draw:text-style-name="P28" xml:id="id26" draw:id="id26" draw:layer="layout" svg:width="4.128cm" svg:height="0.952cm" svg:x="2.587cm" svg:y="4.492cm">
          <text:p text:style-name="P27"><text:span text:style-name="T6">Whisper-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7" draw:text-style-name="P29" xml:id="id27" draw:id="id27" draw:layer="layout" svg:width="4.128cm" svg:height="0.953cm" svg:x="2.587cm" svg:y="5.762cm">
          <text:p text:style-name="P27"><text:span text:style-name="T6">Tts-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8" draw:text-style-name="P6" draw:layer="layout" svg:x1="6.715cm" svg:y1="2.428cm" svg:x2="9.255cm" svg:y2="5.201cm" draw:start-shape="id24" draw:start-glue-point="7" draw:end-shape="id21" draw:end-glue-point="6" svg:d="M6715 2428h1271v2773h1269" svg:viewBox="0 0 2541 2774">
          <text:p/>
        </draw:connector>
        <draw:connector draw:style-name="gr58" draw:text-style-name="P6" draw:layer="layout" svg:x1="6.715cm" svg:y1="3.698cm" svg:x2="9.255cm" svg:y2="5.201cm" draw:start-shape="id25" draw:start-glue-point="7" draw:end-shape="id21" draw:end-glue-point="6" svg:d="M6715 3698h1271v1503h1269" svg:viewBox="0 0 2541 1504">
          <text:p/>
        </draw:connector>
        <draw:connector draw:style-name="gr58" draw:text-style-name="P6" draw:layer="layout" svg:x1="6.715cm" svg:y1="4.968cm" svg:x2="9.255cm" svg:y2="5.201cm" draw:start-shape="id26" draw:start-glue-point="7" draw:end-shape="id21" draw:end-glue-point="6" svg:d="M6715 4968h1271v233h1269" svg:viewBox="0 0 2541 234">
          <text:p/>
        </draw:connector>
        <draw:connector draw:style-name="gr59" draw:text-style-name="P5" draw:layer="layout" draw:type="lines" draw:line-skew="0.768cm -0.769cm" svg:x1="6.715cm" svg:y1="6.239cm" svg:x2="9.255cm" svg:y2="5.201cm" draw:start-shape="id27" draw:start-glue-point="7" draw:end-shape="id21" draw:end-glue-point="6" svg:d="M6715 6239h1270v-1038h1270" svg:viewBox="0 0 2541 1039">
          <text:p/>
        </draw:connector>
        <draw:frame draw:style-name="gr47" draw:text-style-name="P23" draw:layer="layout" svg:width="3.135cm" svg:height="1.951cm" svg:x="3.022cm" svg:y="1.417cm">
          <draw:text-box>
            <text:p text:style-name="P6"><text:span text:style-name="T7">Model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7T14:00:51.196850609</meta:creation-date>
    <dc:date>2024-01-14T14:34:21.261021194</dc:date>
    <meta:editing-duration>PT2H1M58S</meta:editing-duration>
    <meta:editing-cycles>6</meta:editing-cycles>
    <meta:generator>LibreOffice/7.3.7.2$Linux_X86_64 LibreOffice_project/30$Build-2</meta:generator>
    <meta:document-statistic meta:object-count="84"/>
  </office:meta>
</office:document-meta>
</file>